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HelveticaNeue" svg:font-family="HelveticaNeu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es" svg:font-family="'Times New Romes'"/>
  </office:font-face-decls>
  <office:automatic-styles>
    <style:style style:name="P1" style:family="paragraph" style:parent-style-name="Standard">
      <style:text-properties officeooo:paragraph-rsid="00060130"/>
    </style:style>
    <style:style style:name="P2" style:family="paragraph" style:parent-style-name="Text_20_body">
      <style:text-properties officeooo:paragraph-rsid="000d2423"/>
    </style:style>
    <style:style style:name="P3" style:family="paragraph" style:parent-style-name="Text_20_body">
      <style:text-properties officeooo:rsid="000d2423" officeooo:paragraph-rsid="000d2423"/>
    </style:style>
    <style:style style:name="P4" style:family="paragraph" style:parent-style-name="Heading_20_2">
      <style:paragraph-properties fo:keep-with-next="always"/>
      <style:text-properties officeooo:paragraph-rsid="000d2423"/>
    </style:style>
    <style:style style:name="P5" style:family="paragraph" style:parent-style-name="Text_20_body" style:list-style-name="L1"/>
    <style:style style:name="P6" style:family="paragraph" style:parent-style-name="Text_20_body" style:list-style-name="L1">
      <style:paragraph-properties fo:margin-top="0cm" fo:margin-bottom="0cm" style:contextual-spacing="false"/>
    </style:style>
    <style:style style:name="P7" style:family="paragraph" style:parent-style-name="Text_20_body">
      <style:text-properties officeooo:paragraph-rsid="000d2423"/>
    </style:style>
    <style:style style:name="P8" style:family="paragraph" style:parent-style-name="Text_20_body">
      <style:text-properties officeooo:paragraph-rsid="000dd817"/>
    </style:style>
    <style:style style:name="P9" style:family="paragraph" style:parent-style-name="Text_20_body">
      <style:text-properties officeooo:paragraph-rsid="000fc397"/>
    </style:style>
    <style:style style:name="T1" style:family="text">
      <style:text-properties fo:language="en" fo:country="US" officeooo:rsid="00060130"/>
    </style:style>
    <style:style style:name="T2" style:family="text">
      <style:text-properties fo:color="#000000" loext:opacity="100%" style:font-name="Times New Romes" fo:font-size="11pt" fo:language="en" fo:country="US" fo:font-weight="normal" officeooo:rsid="0004788b" style:font-name-asian="HelveticaNeue" style:font-size-asian="11pt" style:font-weight-asian="normal" style:font-name-complex="HelveticaNeue" style:font-size-complex="11pt" style:font-weight-complex="normal"/>
    </style:style>
    <style:style style:name="T3" style:family="text">
      <style:text-properties style:font-name="Times New Romes" fo:font-weight="normal" style:font-weight-asian="normal" style:font-weight-complex="normal"/>
    </style:style>
    <style:style style:name="T4" style:family="text">
      <style:text-properties style:font-name="Times New Romes" fo:font-weight="normal" officeooo:rsid="0002b283" style:font-weight-asian="normal" style:font-weight-complex="normal"/>
    </style:style>
    <style:style style:name="T5" style:family="text">
      <style:text-properties style:font-name="Times New Romes" fo:font-weight="normal" officeooo:rsid="0004788b" style:font-weight-asian="normal" style:font-weight-complex="normal"/>
    </style:style>
    <style:style style:name="T6" style:family="text">
      <style:text-properties style:font-name="Times New Romes" fo:language="en" fo:country="US" fo:font-weight="normal" officeooo:rsid="0004788b" style:font-weight-asian="normal" style:font-weight-complex="normal"/>
    </style:style>
    <style:style style:name="T7" style:family="text">
      <style:text-properties style:font-name="Times New Romes" fo:language="en" fo:country="US" fo:font-weight="normal" officeooo:rsid="00060130" style:font-weight-asian="normal" style:font-weight-complex="normal"/>
    </style:style>
    <style:style style:name="T8" style:family="text">
      <style:text-properties style:font-name="Times New Romes" fo:language="en" fo:country="US" fo:font-weight="normal" officeooo:rsid="0006ce7d" style:font-weight-asian="normal" style:font-weight-complex="normal"/>
    </style:style>
    <style:style style:name="T9" style:family="text">
      <style:text-properties style:font-name="Times New Romes" fo:language="fr" fo:country="FR" fo:font-weight="normal" officeooo:rsid="00060130" style:font-weight-asian="normal" style:font-weight-complex="normal"/>
    </style:style>
    <style:style style:name="T10" style:family="text">
      <style:text-properties officeooo:rsid="000af91d"/>
    </style:style>
    <style:style style:name="T11" style:family="text">
      <style:text-properties officeooo:rsid="000d2423"/>
    </style:style>
    <style:style style:name="T12" style:family="text">
      <style:text-properties style:font-name="Liberation Sans" style:font-name-asian="Noto Sans CJK SC" style:font-name-complex="Noto Sans Devanagari1"/>
    </style:style>
    <style:style style:name="T13" style:family="text">
      <style:text-properties style:font-name="Liberation Sans" officeooo:rsid="000d2423" style:font-name-asian="Noto Sans CJK SC" style:font-name-complex="Noto Sans Devanagari1"/>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weight="normal" officeooo:rsid="000d2423" style:font-size-asian="12pt" style:font-weight-asian="normal" style:font-size-complex="12pt"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0d2423" style:font-weight-asian="normal" style:font-weight-complex="normal"/>
    </style:style>
    <style:style style:name="T18" style:family="text">
      <style:text-properties fo:font-weight="normal" officeooo:rsid="000dd817" style:font-weight-asian="normal" style:font-weight-complex="normal"/>
    </style:style>
    <style:style style:name="T19" style:family="text">
      <style:text-properties fo:font-weight="normal" officeooo:rsid="000fc397" style:font-weight-asian="normal" style:font-weight-complex="normal"/>
    </style:style>
    <style:style style:name="T20" style:family="text">
      <style:text-properties officeooo:rsid="000dd817"/>
    </style:style>
    <style:style style:name="T21" style:family="text">
      <style:text-properties fo:font-weight="bold" style:font-weight-asian="bold" style:font-weight-complex="bold"/>
    </style:style>
    <style:style style:name="T22" style:family="text">
      <style:text-properties fo:font-weight="bold" officeooo:rsid="000d2423" style:font-weight-asian="bold" style:font-weight-complex="bold"/>
    </style:style>
    <style:style style:name="T23" style:family="text">
      <style:text-properties fo:font-weight="bold" officeooo:rsid="000dd817" style:font-weight-asian="bold" style:font-weight-complex="bold"/>
    </style:style>
    <style:style style:name="T24" style:family="text">
      <style:text-properties fo:font-weight="bold" officeooo:rsid="000fc397" style:font-weight-asian="bold" style:font-weight-complex="bold"/>
    </style:style>
    <style:style style:name="T25" style:family="text">
      <style:text-properties fo:font-style="italic" officeooo:rsid="000dd817" style:font-style-asian="italic" style:font-style-complex="italic"/>
    </style:style>
    <style:style style:name="T26" style:family="text">
      <style:text-properties fo:font-style="italic" officeooo:rsid="000d2423" style:font-style-asian="italic" style:font-style-complex="italic"/>
    </style:style>
    <style:style style:name="T27" style:family="text">
      <style:text-properties fo:font-style="italic" fo:font-weight="normal" officeooo:rsid="000dd817" style:font-style-asian="italic" style:font-weight-asian="normal" style:font-style-complex="italic" style:font-weight-complex="normal"/>
    </style:style>
    <style:style style:name="T28" style:family="text">
      <style:text-properties fo:font-style="italic" fo:font-weight="normal" officeooo:rsid="000d2423" style:font-style-asian="italic" style:font-weight-asian="normal" style:font-style-complex="italic" style:font-weight-complex="normal"/>
    </style:style>
    <style:style style:name="T29" style:family="text">
      <style:text-properties fo:font-style="italic" fo:font-weight="bold" officeooo:rsid="000dd817" style:font-style-asian="italic" style:font-weight-asian="bold" style:font-style-complex="italic" style:font-weight-complex="bold"/>
    </style:style>
    <style:style style:name="T30" style:family="text">
      <style:text-properties fo:font-style="normal" officeooo:rsid="000fc397" style:font-style-asian="normal" style:font-style-complex="normal"/>
    </style:style>
    <style:style style:name="T31" style:family="text">
      <style:text-properties fo:font-style="normal" officeooo:rsid="000dd817" style:font-style-asian="normal" style:font-style-complex="normal"/>
    </style:style>
    <style:style style:name="T32" style:family="text">
      <style:text-properties fo:font-style="normal" fo:font-weight="normal" officeooo:rsid="000dd817" style:font-style-asian="normal" style:font-weight-asian="normal" style:font-style-complex="normal" style:font-weight-complex="normal"/>
    </style:style>
    <style:style style:name="T33" style:family="text">
      <style:text-properties fo:font-style="normal" fo:font-weight="normal" officeooo:rsid="000fc397" style:font-style-asian="normal" style:font-weight-asian="normal" style:font-style-complex="normal" style:font-weight-complex="normal"/>
    </style:style>
    <style:style style:name="T34" style:family="text">
      <style:text-properties fo:font-style="normal" fo:font-weight="bold" officeooo:rsid="000dd817" style:font-style-asian="normal" style:font-weight-asian="bold" style:font-style-complex="normal" style:font-weight-complex="bold"/>
    </style:style>
    <style:style style:name="T35" style:family="text">
      <style:text-properties fo:font-style="normal" fo:font-weight="bold" officeooo:rsid="000fc397" style:font-style-asian="normal" style:font-weight-asian="bold" style:font-style-complex="normal" style:font-weight-complex="bold"/>
    </style:style>
    <style:style style:name="T36" style:family="text">
      <style:text-properties officeooo:rsid="000fc397"/>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text:span text:style-name="T10">P</text:span><text:span text:style-name="T11">1</text:span></text:h>
      <text:h text:style-name="Heading_20_2" text:outline-level="2">Partie 1 | étude de cas <text:span text:style-name="Emphasis">CoNLL 2003</text:span> :</text:h>
      <text:list text:style-name="L1">
        <text:list-item>
          <text:p text:style-name="P6">Quelle type de tâche propose CoNLL 2003 ? </text:p>
        </text:list-item>
        <text:list-item>
          <text:p text:style-name="P6">Quel type de données y a-t-il dans CoNLL 2003 ? </text:p>
        </text:list-item>
        <text:list-item>
          <text:p text:style-name="P6">A quel besoin répond CoNLL 2003 ? </text:p>
        </text:list-item>
        <text:list-item>
          <text:p text:style-name="P6">Quels types de modèles ont été entraînés sur CoNLL 2003 ? </text:p>
        </text:list-item>
        <text:list-item>
          <text:p text:style-name="P5">Est un corpus monolingue ou multilingue ? </text:p>
        </text:list-item>
      </text:list>
      <text:h text:style-name="P4" text:outline-level="2"><text:span text:style-name="T13">Partie 2 | </text:span><text:span text:style-name="T12">En vous inspirant des informations que vous avez récupérées pour CoNLL 2003, définissez les besoins de votre projet:</text:span></text:h>
      <text:p text:style-name="Text_20_body"><text:span text:style-name="T13"><text:s text:c="5"/></text:span><text:span text:style-name="T15">1.</text:span><text:span text:style-name="T14">dans quel besoin vous inscrivez vous ?</text:span></text:p>
      <text:p text:style-name="Text_20_body"><text:s text:c="6"/>2.quel sujet allez vous traiter ?</text:p>
      <text:p text:style-name="Text_20_body"><text:s text:c="6"/>3.quel type de tâche allez vous réaliser ?</text:p>
      <text:p text:style-name="Text_20_body"><text:s text:c="6"/>4.quel type de données allez vous exploiter ?</text:p>
      <text:p text:style-name="Text_20_body"><text:s text:c="6"/>5.où allez vous récupérer vos données ?</text:p>
      <text:p text:style-name="Text_20_body"><text:s text:c="6"/>6.sont-elles libres d’accès ?</text:p>
      <text:h text:style-name="Heading_20_3" text:outline-level="3">Réponse<text:span text:style-name="T10">s</text:span> :</text:h>
      <text:p text:style-name="P3"><text:span text:style-name="T21">Partie 1 </text:span>:</text:p>
      <text:p text:style-name="P2"><text:span text:style-name="Strong_20_Emphasis"><text:span text:style-name="T17">1. NER (Named Entity Recognition) , une tâche de Reconnaissance d'Entités Nommées, </text:span></text:span><text:span text:style-name="Strong_20_Emphasis"><text:span text:style-name="T19">c</text:span></text:span><text:span text:style-name="Strong_20_Emphasis"><text:span text:style-name="T17">’est une tâche de séquence étiquetée (sequence labeling).</text:span></text:span></text:p>
      <text:p text:style-name="P2"><text:span text:style-name="Strong_20_Emphasis"><text:span text:style-name="T17">2. Le format IOB, personnes (PER), organisations (ORG), lieux (LOC) et autres (MISC). Les phrases sont séparées par des lignes vides.</text:span></text:span><text:span text:style-name="T17"/></text:p>
      <text:p text:style-name="P2"><text:span text:style-name="Strong_20_Emphasis"><text:span text:style-name="T17">3. CoNLL-2003 répond au besoin de reconnaissance d'entités nommées dans des textes. Comme l’analyse de documents, <text:s/>l’extraction des mot-clés, etc.</text:span></text:span></text:p>
      <text:p text:style-name="P2"><text:span text:style-name="Strong_20_Emphasis"><text:span text:style-name="T17">4. Les modèles statistiques comme HMM, ou les modèles à base de réseaux neuronaux comme BERT et RNN. </text:span></text:span><text:span text:style-name="Strong_20_Emphasis"><text:span text:style-name="T19">Ou les Conditional Random Fields (CRF). Ou les SVM ou encore des systèmes hybrides.</text:span></text:span></text:p>
      <text:p text:style-name="P2"><text:span text:style-name="Strong_20_Emphasis"><text:span text:style-name="T17">5. Il s’agit d’un corpus multilingue. Car il contient des données en anglais et en allemand.</text:span></text:span></text:p>
      <text:p text:style-name="P1"><text:span text:style-name="Strong_20_Emphasis"><text:span text:style-name="T1"><text:s/></text:span></text:span></text:p>
      <text:p text:style-name="P2"><text:span text:style-name="Strong_20_Emphasis"><text:span text:style-name="T22">Partie 2 </text:span></text:span><text:span text:style-name="Strong_20_Emphasis"><text:span text:style-name="T17">:</text:span></text:span></text:p>
      <text:p text:style-name="P2"><text:span text:style-name="Strong_20_Emphasis"><text:span text:style-name="T17">1. L’objectif est de classifier automatiquement les critiques de films en deux catégories : positives et négatives. </text:span></text:span><text:span text:style-name="T17"/></text:p>
      <text:p text:style-name="P2"><text:span text:style-name="Strong_20_Emphasis"><text:span text:style-name="T17">2. </text:span></text:span><text:span text:style-name="Strong_20_Emphasis"><text:span text:style-name="T18">L</text:span></text:span><text:span text:style-name="Strong_20_Emphasis"><text:span text:style-name="T17">e sujet </text:span></text:span><text:span text:style-name="Strong_20_Emphasis"><text:span text:style-name="T18">est </text:span></text:span><text:span text:style-name="Strong_20_Emphasis"><text:span text:style-name="T17">la classification de sentiment (sentiment analysis), à partir de critiques cinématographiques en français, extraites du site Allociné. </text:span></text:span></text:p>
      <text:p text:style-name="P8"><text:soft-page-break/><text:span text:style-name="Strong_20_Emphasis"><text:span text:style-name="T17">3. </text:span></text:span><text:span text:style-name="Strong_20_Emphasis"><text:span text:style-name="T18">C’est une</text:span></text:span><text:span text:style-name="Strong_20_Emphasis"><text:span text:style-name="T17"> tâche de classification binaire de texte. Chaque critique est représentée comme une séquence de texte, </text:span></text:span><text:span text:style-name="Strong_20_Emphasis"><text:span text:style-name="T18">avec un label 1 (positive, note ≥ 3) ou 0 (négative, note &lt; 3).</text:span></text:span></text:p>
      <text:p text:style-name="P2"><text:span text:style-name="Strong_20_Emphasis"><text:span text:style-name="T17">4. </text:span></text:span><text:span text:style-name="Strong_20_Emphasis"><text:span text:style-name="T18">L</text:span></text:span><text:span text:style-name="Strong_20_Emphasis"><text:span text:style-name="T17">es critiques textuelles de films rédigées par des utilisateurs, avec peu de mots sont au nombre de trois, contenant entre 70 et 100 caractères, tandis que les autres se situent entre 100 et 530 caractères.</text:span></text:span></text:p>
      <text:p text:style-name="P2"><text:span text:style-name="Strong_20_Emphasis"><text:span text:style-name="T17">5. Les données ont été récupérées à partir du site Allociné, </text:span></text:span><text:span text:style-name="Strong_20_Emphasis"><text:span text:style-name="T18">avce le script </text:span></text:span><text:span text:style-name="Strong_20_Emphasis"><text:span text:style-name="T27">crawler.py</text:span></text:span><text:span text:style-name="Strong_20_Emphasis"><text:span text:style-name="T32"> en utilisan</text:span></text:span><text:span text:style-name="Strong_20_Emphasis"><text:span text:style-name="T17">t </text:span></text:span><text:span text:style-name="Strong_20_Emphasis"><text:span text:style-name="T28">requests </text:span></text:span><text:span text:style-name="Strong_20_Emphasis"><text:span text:style-name="T17">et </text:span></text:span><text:span text:style-name="Strong_20_Emphasis"><text:span text:style-name="T28">BeautifulSoup</text:span></text:span><text:span text:style-name="Strong_20_Emphasis"><text:span text:style-name="T17">.</text:span></text:span></text:p>
      <text:p text:style-name="P9"><text:span text:style-name="Strong_20_Emphasis"><text:span text:style-name="T17">6. les données ne soient pas officiellement "libres de droits", </text:span></text:span><text:span text:style-name="Strong_20_Emphasis"><text:span text:style-name="T19">mais ils </text:span></text:span><text:span text:style-name="Strong_20_Emphasis"><text:span text:style-name="T16">sont librement accessibles au public via le navigateur web. </text:span></text:span><text:span text:style-name="Strong_20_Emphasis"><text:span text:style-name="T17">Toutefois, Allociné ne propose pas d’API officielle pour accéder aux données, et ses conditions générales d’utilisation n’autorisent pas explicitement le scraping automatisé. Afin de rester dans un cadre éthique et légal, j’ai limité le </text:span></text:span><text:span text:style-name="Strong_20_Emphasis"><text:span text:style-name="T18">nombre de critiques (environ 20), et aussi utiliser </text:span></text:span><text:span text:style-name="Strong_20_Emphasis"><text:span text:style-name="T27">time.sleep(1) </text:span></text:span><text:span text:style-name="Strong_20_Emphasis"><text:span text:style-name="T32">pour ne pas surcharger le serveur. </text:span></text:span><text:span text:style-name="Strong_20_Emphasis"><text:span text:style-name="T33">Et je n’ai pas mis les données sur GitHub.</text:span></text:span></text:p>
      <text:p text:style-name="P2"><text:span text:style-name="Strong_20_Emphasis"><text:span text:style-name="T33"/></text:span></text:p>
      <text:p text:style-name="P2"><text:span text:style-name="Strong_20_Emphasis"><text:span text:style-name="T3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HelveticaNeue" svg:font-family="HelveticaNeu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es" svg:font-family="'Times New Rome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7T17:21:33.885635920</meta:creation-date>
    <dc:date>2025-05-22T04:51:03.084216317</dc:date>
    <meta:editing-duration>PT51M41S</meta:editing-duration>
    <meta:editing-cycles>7</meta:editing-cycles>
    <meta:generator>LibreOffice/24.2.7.2$Linux_X86_64 LibreOffice_project/420$Build-2</meta:generator>
    <meta:document-statistic meta:table-count="0" meta:image-count="0" meta:object-count="0" meta:page-count="2" meta:paragraph-count="29" meta:word-count="441" meta:character-count="2684" meta:non-whitespace-character-count="2232"/>
  </office:meta>
</office:document-meta>
</file>